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0dd6d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1e1ec8" style:font-name="Open Sans" fo:font-size="10.5pt" fo:letter-spacing="normal" fo:font-style="normal" fo:font-weight="normal" officeooo:rsid="00254a2f" officeooo:paragraph-rsid="00254a2f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254a2f" officeooo:paragraph-rsid="00254a2f"/>
    </style:style>
    <style:style style:name="P8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1edd49"/>
    </style:style>
    <style:style style:name="P11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12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paragraph-rsid="00254a2f"/>
    </style:style>
    <style:style style:name="P13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14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1edd49"/>
    </style:style>
    <style:style style:name="P15" style:family="paragraph" style:parent-style-name="Text_20_body" style:list-style-name="L1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16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dd49" officeooo:paragraph-rsid="00254a2f"/>
    </style:style>
    <style:style style:name="P17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1edd49"/>
    </style:style>
    <style:style style:name="P18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c9050" officeooo:paragraph-rsid="00254a2f"/>
    </style:style>
    <style:style style:name="P19" style:family="paragraph" style:parent-style-name="Text_20_body">
      <style:paragraph-properties fo:margin-top="0cm" fo:margin-bottom="0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1e1ec8" style:font-name="Open Sans" fo:font-size="10.5pt" fo:letter-spacing="normal" fo:font-style="normal" fo:font-weight="normal" officeooo:rsid="001e5b88" officeooo:paragraph-rsid="00254a2f"/>
    </style:style>
    <style:style style:name="T1" style:family="text">
      <style:text-properties fo:font-variant="normal" fo:text-transform="none" fo:color="#1e1ec8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1e1ec8" fo:letter-spacing="normal"/>
    </style:style>
    <style:style style:name="T3" style:family="text">
      <style:text-properties officeooo:rsid="001c9050"/>
    </style:style>
    <style:style style:name="T4" style:family="text">
      <style:text-properties officeooo:rsid="001e3214"/>
    </style:style>
    <style:style style:name="T5" style:family="text">
      <style:text-properties officeooo:rsid="001edd49"/>
    </style:style>
    <style:style style:name="T6" style:family="text">
      <style:text-properties officeooo:rsid="0020dd6d"/>
    </style:style>
    <style:style style:name="T7" style:family="text">
      <style:text-properties officeooo:rsid="00254a2f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812594003369422" text:style-name="L1">
        <text:list-item>
          <text:p text:style-name="P4">Es desenvoluparà en grups de dues persones (que es corresponen amb els de M5).</text:p>
          <text:p text:style-name="P4">-<text:span text:style-name="T3">aitor I cristian</text:span></text:p>
        </text:list-item>
        <text:list-item>
          <text:p text:style-name="P9">L'enunciat es el corresponent al de M5.</text:p>
          <text:p text:style-name="P9">- <text:span text:style-name="T3">Agencia d’actors</text:span></text:p>
        </text:list-item>
        <text:list-item>
          <text:p text:style-name="P10">Planificació del projecte.</text:p>
          <text:list>
            <text:list-header>
              <text:p text:style-name="P10"/>
            </text:list-header>
          </text:list>
        </text:list-item>
      </text:list>
      <text:p text:style-name="P13"><text:tab/>6/2: (FET)</text:p>
      <text:list xml:id="list175004775701186" text:continue-numbering="true" text:style-name="L1">
        <text:list-item>
          <text:list>
            <text:list-header>
              <text:p text:style-name="P14">Preparacio de projecte:</text:p>
              <text:p text:style-name="P9">-<text:span text:style-name="T4">Instalació composer</text:span></text:p>
            </text:list-header>
          </text:list>
        </text:list-item>
      </text:list>
      <text:p text:style-name="P1"><text:tab/><text:tab/>-<text:span text:style-name="T3">Creacio de projecte amb git, gitkraken, I sublime text</text:span></text:p>
      <text:p text:style-name="P1"><text:tab/><text:span text:style-name="T5">7/2:</text:span></text:p>
      <text:p text:style-name="P3"><text:tab/><text:span text:style-name="T5">Cristian: <text:tab/>-</text:span>Creacio d’un bundle <text:span text:style-name="T6">I configuracio del projecte amb el backup de la <text:tab/><text:tab/><text:tab/><text:tab/>base de dades</text:span></text:p>
      <text:p text:style-name="P3"><text:tab/><text:span text:style-name="T3">Aitor:</text:span><text:tab/><text:tab/>-<text:span text:style-name="T5">Creacio de la Base de dades </text:span></text:p>
      <text:p text:style-name="P17"><text:tab/> <text:tab/><text:tab/>-Identificacio d’entitats</text:p>
      <text:p text:style-name="P1"><text:tab/><text:tab/><text:tab/>-<text:span text:style-name="T3">Creacio d’entitats (entre tots 2)</text:span></text:p>
      <text:p text:style-name="P1"><text:tab/><text:tab/><text:tab/>-<text:span text:style-name="T6">Creacio de backup.</text:span></text:p>
      <text:p text:style-name="P2"><text:tab/><text:span text:style-name="T5">7 I 8: <text:tab/></text:span></text:p>
      <text:p text:style-name="P13"><text:tab/>Cristian:<text:tab/>-Creacio de plantilla principal aplicant bootstrap</text:p>
      <text:p text:style-name="P1"><text:tab/><text:span text:style-name="T5">Aitor:<text:tab/><text:tab/>-Creacio de plantilla de manteniment d’objectes aplicant bootstrap</text:span></text:p>
      <text:p text:style-name="P1"/>
      <text:p text:style-name="P1"><text:tab/><text:span text:style-name="T5">9</text:span></text:p>
      <text:p text:style-name="P1"><text:tab/><text:span text:style-name="T5">Cristian I aitor: <text:tab/>-Creacio de casos d’us amb rutings pertinents dins del projecte <text:tab/><text:tab/><text:tab/><text:tab/>utilitzant plantilla de manteniment d’objectes o plantilla <text:tab/><text:tab/><text:tab/><text:tab/><text:tab/>principal.</text:span></text:p>
      <text:p text:style-name="P2"><text:tab/></text:p>
      <text:p text:style-name="P13"><text:tab/>Semana del 12, a mitjans: <text:tab/></text:p>
      <text:p text:style-name="P13"><text:tab/><text:tab/>-Proves del projecte</text:p>
      <text:p text:style-name="P1"><text:tab/><text:tab/>-<text:span text:style-name="T5">Aplicacio de correccions</text:span></text:p>
      <text:p text:style-name="P1"/>
      <text:p text:style-name="P1"/>
      <text:list xml:id="list175004733527722" text:continue-numbering="true" text:style-name="L1">
        <text:list-item>
          <text:p text:style-name="P9">Has d'utilitzar sessions i cookies.</text:p>
        </text:list-item>
        <text:list-item>
          <text:p text:style-name="P9">Plantilles Twig (podeu utilitzar una plantilla html).</text:p>
        </text:list-item>
        <text:list-item>
          <text:p text:style-name="P9">Us de Doctrine.</text:p>
        </text:list-item>
        <text:list-item>
          <text:p text:style-name="P9">El disseny ha d'estar implementat amb Bootstrap.</text:p>
        </text:list-item>
        <text:list-item>
          <text:p text:style-name="P9">Us de Github.</text:p>
        </text:list-item>
        <text:list-item>
          <text:p text:style-name="P9">El web ha d'incloure:</text:p>
        </text:list-item>
      </text:list>
      <text:p text:style-name="P6"><text:span text:style-name="T2">        </text:span><text:span text:style-name="T1">1. Manteniments (CRUD) de les entitats més importants.</text:span><text:line-break/><text:span text:style-name="T2">        </text:span><text:span text:style-name="T1">2. Llistes amb filtres (la més important amb imatges).</text:span><text:line-break/><text:span text:style-name="T2">        </text:span><text:span text:style-name="T1">3. El procés principal ha de tenir una bona interacció amb l'usuari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oft-page-break/><text:span text:style-name="T1">V2</text:span></text:p>
      <text:p text:style-name="P16"><text:tab/>6/2: (FET)</text:p>
      <text:list xml:id="list175004886785197" text:continue-numbering="true" text:style-name="L1">
        <text:list-item>
          <text:list>
            <text:list-header>
              <text:p text:style-name="P15">Preparacio de projecte:</text:p>
              <text:p text:style-name="P11">-<text:span text:style-name="T4">Instalació composer</text:span></text:p>
            </text:list-header>
          </text:list>
        </text:list-item>
      </text:list>
      <text:p text:style-name="P12"><text:tab/><text:tab/>-<text:span text:style-name="T3">Creacio de projecte amb git, gitkraken, I sublime text</text:span></text:p>
      <text:p text:style-name="P12"><text:tab/><text:span text:style-name="T5">7/2:</text:span></text:p>
      <text:p text:style-name="P19"><text:tab/><text:span text:style-name="T5"><text:tab/><text:tab/></text:span></text:p>
      <text:p text:style-name="P19"><text:tab/><text:span text:style-name="T3">Aitor I cristian:</text:span><text:tab/><text:tab/>-<text:span text:style-name="T5">Creacio de la Base de dades <text:s/></text:span></text:p>
      <text:p text:style-name="P19"><text:tab/><text:tab/><text:tab/><text:tab/><text:span text:style-name="T5">-</text:span>Creacio d’un bundle </text:p>
      <text:p text:style-name="P19"><text:span text:style-name="T5"><text:tab/>Cristian: <text:tab/>configuracio del projecte per la conexio de bdd</text:span></text:p>
      <text:p text:style-name="P19"><text:span text:style-name="T5"><text:tab/></text:span></text:p>
      <text:p text:style-name="P12"><text:tab/><text:span text:style-name="T5">8: <text:tab/></text:span></text:p>
      <text:p text:style-name="P18"><text:tab/> <text:span text:style-name="T5">Cristian I aitor:</text:span><text:tab/><text:tab/></text:p>
      <text:p text:style-name="P18"><text:tab/><text:tab/><text:tab/>-Identificacio d’entitats</text:p>
      <text:p text:style-name="P12"><text:tab/><text:tab/><text:tab/>-<text:span text:style-name="T3">Creacio d’entitats (entre tots 2)</text:span></text:p>
      <text:p text:style-name="P12"><text:tab/><text:tab/><text:tab/>-<text:span text:style-name="T6">Creacio de backup.</text:span></text:p>
      <text:p text:style-name="P16"><text:tab/><text:span text:style-name="T7">Cristian:</text:span><text:tab/>-Creacio de plantilla principal aplicant bootstrap</text:p>
      <text:p text:style-name="P12"><text:tab/><text:span text:style-name="T5">Aitor:<text:tab/><text:tab/>-Creacio de plantilla de manteniment d’objectes aplicant bootstrap</text:span></text:p>
      <text:p text:style-name="P12"/>
      <text:p text:style-name="P12"><text:tab/><text:span text:style-name="T5">9</text:span></text:p>
      <text:p text:style-name="P12"><text:tab/><text:span text:style-name="T5">Cristian I aitor: <text:tab/>-Creacio de casos d’us amb rutings pertinents dins del projecte <text:tab/><text:tab/><text:tab/><text:tab/>utilitzant plantilla de manteniment d’objectes o plantilla <text:tab/><text:tab/><text:tab/><text:tab/><text:tab/>principal.</text:span></text:p>
      <text:p text:style-name="P12"><text:tab/></text:p>
      <text:p text:style-name="P16"><text:tab/>Semana del 12, a mitjans: <text:tab/></text:p>
      <text:p text:style-name="P16"><text:tab/><text:tab/>-Proves del projecte</text:p>
      <text:p text:style-name="P5"><text:span text:style-name="T1"><text:tab/><text:tab/>-</text:span><text:span text:style-name="T5">Aplicacio de correcc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43:37.189473328</meta:creation-date>
    <meta:editing-duration>PT43M9S</meta:editing-duration>
    <meta:editing-cycles>6</meta:editing-cycles>
    <meta:generator>LibreOffice/5.2.1.2$Windows_x86 LibreOffice_project/31dd62db80d4e60af04904455ec9c9219178d620</meta:generator>
    <dc:date>2017-02-07T17:49:46.995000000</dc:date>
    <meta:document-statistic meta:table-count="0" meta:image-count="0" meta:object-count="0" meta:page-count="2" meta:paragraph-count="56" meta:word-count="308" meta:character-count="2055" meta:non-whitespace-character-count="1683"/>
  </office:meta>
</office:document-meta>
</file>